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2dd4" officeooo:paragraph-rsid="000d2dd4"/>
    </style:style>
    <style:style style:name="P2" style:family="paragraph" style:parent-style-name="Standard">
      <style:paragraph-properties fo:text-align="start" style:justify-single-word="false"/>
      <style:text-properties officeooo:rsid="000d2dd4" officeooo:paragraph-rsid="000d2dd4"/>
    </style:style>
    <style:style style:name="T1" style:family="text">
      <style:text-properties officeooo:rsid="000ed6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opilación de requerimientos</text:p>
      <text:p text:style-name="P1"/>
      <text:p text:style-name="P1"><text:tab/><text:tab/><text:tab/><text:span text:style-name="T1">N</text:span>egocio para el cual se aplicara <text:span text:style-name="T1">la solución a partir del sistema</text:span>: Alipus restaurant &amp; Bar</text:p>
      <text:p text:style-name="P1"/>
      <text:p text:style-name="P2"><text:tab/><text:tab/><text:tab/><text:tab/><text:tab/><text:tab/>Requerimientos:</text:p>
      <text:p text:style-name="P2"/>
      <text:p text:style-name="P2"><text:tab/>1 – Administrar inventario (se definirá la existencia en el momento de los artículos básicos de <text:tab/> <text:s text:c="2"/><text:tab/> <text:s text:c="5"/>cocina, barra y plásticos únicamente se podrán omitir artículos de consumo no estable <text:tab/> <text:s text:c="2"/><text:tab/> <text:s text:c="5"/>como higiénicos y gas).</text:p>
      <text:p text:style-name="P2"/>
      <text:p text:style-name="P2"><text:tab/>2 – Controlar la apertura de mesas con el registro de consumos durante la estancia, durante la <text:tab/> <text:s/><text:tab/> <text:s text:c="5"/>apertura de la mesa solo se permite cancelar productos registrados por un supervisor y no <text:tab/> <text:tab/> <text:s text:c="5"/>por empleado común por lo que se solicita tener un nivel de restricción para usuarios.</text:p>
      <text:p text:style-name="P2"/>
      <text:p text:style-name="P2"><text:tab/>3 – Al final del día se requiere que se imprima el numero total de ventas en el día y a su vez el <text:tab/> <text:tab/> <text:s text:c="5"/>monto total de venta, así como una sección adicional sobre los productos que se encuentran <text:tab/> <text:tab/> <text:s text:c="5"/>en un rango menor de 2 unidades para que estos puedan ser surtidos a tiempo <text:s/>y evitar <text:tab/> <text:tab/> <text:s text:c="5"/>problemas de inexistencia.</text:p>
      <text:p text:style-name="P2"/>
      <text:p text:style-name="P2"><text:tab/>4 – Se requiere que todas las cuentas siempre estén enumeradas con un folio de venta el cual no <text:tab/> <text:s text:c="5"/>debe de reiniciar cada día, además de tener la fecha del momento en que la cuenta fue <text:tab/> <text:s/><text:tab/> <text:s text:c="5"/>imprimida para ser pagada.</text:p>
      <text:p text:style-name="P2"/>
      <text:p text:style-name="P2"><text:tab/>5 – el entorno visual del sistema debe de ser referente al Restaurant.</text:p>
      <text:p text:style-name="P2"/>
      <text:p text:style-name="P2"><text:tab/>6 – Modificaciones tales como alteración de precios de productos, registros de productos <text:tab/> <text:tab/> <text:s text:c="5"/>nuevos, registro de empleados, modificación de privilegios a empleados, sueldo diario, o <text:tab/> <text:s text:c="2"/><text:tab/> <text:s text:c="5"/>cualquier otra función única y exclusivamente podrá ser impuesta por el dueño del <text:tab/> <text:s/><text:tab/> <text:s/><text:tab/> <text:s text:c="5"/>establecimiento a a partir de una clave y usuario único.</text:p>
      <text:p text:style-name="P2"/>
      <text:p text:style-name="P2"><text:tab/><text:span text:style-name="T1">7 – La interfaz debe ser de uso sencillo para los emple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1:07:43.810342064</meta:creation-date>
    <dc:date>2014-08-26T07:12:22.230597161</dc:date>
    <meta:editing-duration>P0D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1" meta:paragraph-count="10" meta:word-count="265" meta:character-count="1700" meta:non-whitespace-character-count="1303"/>
  </office:meta>
</office:document-meta>
</file>